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B30000011CB2A1A456.png" manifest:media-type="image/png"/>
  <manifest:file-entry manifest:full-path="Pictures/10000201000004010000011CFE6A333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1cm" fo:min-width="4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polygon draw:style-name="gr1" draw:text-style-name="P1" draw:layer="layout" svg:width="8.635cm" svg:height="6.989cm" svg:x="2.286cm" svg:y="4.318cm" svg:viewBox="0 0 8636 6990" draw:points="1778,6990 1778,1016 0,1016 0,0 8636,0 8636,1016 6858,1016 6858,6990">
            <text:p/>
          </draw:polygon>
          <draw:frame draw:style-name="gr2" draw:text-style-name="P1" draw:layer="layout" svg:width="3.201cm" svg:height="5.08cm" svg:x="5.004cm" svg:y="5.334cm">
            <draw:image xlink:href="Pictures/10000201000000B30000011CB2A1A456.png" xlink:type="simple" xlink:show="embed" xlink:actuate="onLoad">
              <text:p/>
            </draw:image>
          </draw:frame>
        </draw:g>
        <draw:g>
          <draw:polygon draw:style-name="gr1" draw:text-style-name="P1" draw:layer="layout" svg:width="8.635cm" svg:height="6.989cm" svg:x="12.446cm" svg:y="4.318cm" svg:viewBox="0 0 8636 6990" draw:points="1778,6990 1778,1016 0,1016 0,0 8636,0 8636,1016 6858,1016 6858,6990">
            <text:p/>
          </draw:polygon>
          <draw:frame draw:style-name="gr3" draw:text-style-name="P2" draw:layer="layout" svg:width="4.064cm" svg:height="2.181cm" svg:x="14.732cm" svg:y="5.947cm">
            <draw:text-box>
              <text:p text:style-name="P2"><text:span text:style-name="T1">Spør meg</text:span></text:p>
              <text:p text:style-name="P2"><text:span text:style-name="T1">om været</text:span></text:p>
            </draw:text-box>
          </draw:frame>
          <draw:frame draw:style-name="gr2" draw:text-style-name="P1" draw:layer="layout" svg:width="3.113cm" svg:height="0.862cm" svg:x="15.208cm" svg:y="9.398cm">
            <draw:image xlink:href="Pictures/10000201000004010000011CFE6A3334.png" xlink:type="simple" xlink:show="embed" xlink:actuate="onLoad">
              <text:p/>
            </draw:image>
          </draw:frame>
        </draw:g>
        <draw:frame draw:style-name="gr4" draw:layer="layout" svg:width="2.725cm" svg:height="0.962cm" svg:x="5.326cm" svg:y="11.484cm">
          <draw:text-box>
            <text:p>FORAN</text:p>
          </draw:text-box>
        </draw:frame>
        <draw:frame draw:style-name="gr4" draw:layer="layout" svg:width="1.772cm" svg:height="0.962cm" svg:x="16.086cm" svg:y="11.484cm">
          <draw:text-box>
            <text:p>BAK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solid" draw:fill-color="#000000" draw:fill-gradient-name="Gradient_20_7" draw:fill-hatch-name="Hatching_20_1" draw:fill-image-name="Bitmape_20_1" draw:fill-image-width="0cm" draw:fill-image-height="0cm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9-24T08:54:23</meta:creation-date>
    <dc:date>2013-09-24T10:44:06</dc:date>
    <dc:creator>Jo Asplin</dc:creator>
    <meta:editing-duration>PT1H43M27S</meta:editing-duration>
    <meta:editing-cycles>10</meta:editing-cycles>
    <meta:generator>LibreOffice/3.5$Linux_X86_64 LibreOffice_project/350m1$Build-2</meta:generator>
    <meta:document-statistic meta:object-count="32"/>
  </office:meta>
</office:document-meta>
</file>